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align="end" fo:text-indent="-0.9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5.356cm" svg:x="1.4cm" svg:y="4.914cm" presentation:class="outline" presentation:user-transformed="true">
          <draw:text-box>
            <text:list text:style-name="L1">
              <text:list-header>
                <text:p text:style-name="P2"><text:span text:style-name="T1">AntiORM</text:span></text:p>
                <text:p text:style-name="P3"/>
                <text:p text:style-name="P2"><text:span text:style-name="T2">ORM a traves del espejo</text:span></text:p>
                <text:p text:style-name="P3"/>
                <text:p text:style-name="P3"/>
                <text:p text:style-name="P3"/>
                <text:p text:style-name="P4">Jesús Leganés Combarro ”Piranna”</text:p>
                <text:p text:style-name="P4">piranna@gmail.co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ORM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1">
              <text:list-item>
                <text:p>Alto nivel → codigo SQL</text:p>
                <text:list>
                  <text:list-item>
                    <text:p>Objetos → tablas en base de datos</text:p>
                  </text:list-item>
                  <text:list-item>
                    <text:p>Relaciones → JOINs entre tablas</text:p>
                  </text:list-item>
                  <text:list-item>
                    <text:p>Funciones → consultas SQL</text:p>
                  </text:list-item>
                </text:list>
              </text:list-item>
              <text:list-item>
                <text:p>Transparente</text:p>
                <text:list>
                  <text:list-item>
                    <text:p>API de facil uso</text:p>
                  </text:list-item>
                  <text:list-item>
                    <text:p>Funcionalidad oculta</text:p>
                  </text:list-item>
                </text:list>
              </text:list-item>
              <text:list-item>
                <text:p>Diseño orientado a la aplicación</text:p>
                <text:list>
                  <text:list-item>
                    <text:p>Uso generico</text:p>
                  </text:list-item>
                  <text:list-item>
                    <text:p>Se pierden optimizaciones particula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ntiORM</text:p>
          </draw:text-box>
        </draw:frame>
        <draw:frame presentation:style-name="pr5" draw:layer="layout" svg:width="25.199cm" svg:height="14.17cm" svg:x="1.4cm" svg:y="4.914cm" presentation:class="outline" presentation:user-transformed="true">
          <draw:text-box>
            <text:list text:style-name="L1">
              <text:list-item>
                <text:p>Originariamente parte de PirannaFS</text:p>
                <text:list>
                  <text:list-item>
                    <text:p>Generalizado de SQLite a DB-API 2.0 (¿APSW?)</text:p>
                  </text:list-item>
                </text:list>
              </text:list-item>
              <text:list-item>
                <text:p>Codigo SQL → funciones Python de alto nivel</text:p>
              </text:list-item>
              <text:list-item>
                <text:p>Mayor complejidad</text:p>
                <text:list>
                  <text:list-item>
                    <text:p>SQL puro</text:p>
                  </text:list-item>
                </text:list>
              </text:list-item>
              <text:list-item>
                <text:p>Bajo nivel</text:p>
                <text:list>
                  <text:list-item>
                    <text:p>Mayor control de las operaciones</text:p>
                  </text:list-item>
                  <text:list-item>
                    <text:p>Mayor optimización (especialización)</text:p>
                  </text:list-item>
                  <text:list-item>
                    <text:p>API personalizada para la aplic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omo funcion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Wrapper sobre la conexión a la base de datos</text:p>
              </text:list-item>
              <text:list-item>
                <text:p>Convierte codigo SQL a metodos de la clase</text:p>
                <text:list>
                  <text:list-item>
                    <text:p>Cadenas de texto, archivos y directorios</text:p>
                  </text:list-item>
                  <text:list-item>
                    <text:p>Analiza el codigo (sqlparse) y divide en categorias</text:p>
                  </text:list-item>
                  <text:list-item>
                    <text:p>Cada categoria genera una función especializada</text:p>
                  </text:list-item>
                  <text:list-item>
                    <text:p>”Drivers” proporcionan funciones optimizadas</text:p>
                  </text:list-item>
                  <text:list-item>
                    <text:p>Cada funcion es aislada en una transacc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 el futur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Dar soporte para ASPW</text:p>
              </text:list-item>
              <text:list-item>
                <text:p>Auto-detección del tipo de la conexión</text:p>
                <text:list>
                  <text:list-item>
                    <text:p>No necesitar especificar el driver</text:p>
                  </text:list-item>
                </text:list>
              </text:list-item>
              <text:list-item>
                <text:p>Desarrollar baterias de pruebas</text:p>
                <text:list>
                  <text:list-item>
                    <text:p>No es sencillo al ser codigo mutable...</text:p>
                  </text:list-item>
                </text:list>
              </text:list-item>
              <text:list-item>
                <text:p>Subir a Py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02-05T00:15:35</meta:creation-date>
    <dc:language>fi-FI</dc:language>
    <meta:editing-cycles>7</meta:editing-cycles>
    <meta:editing-duration>PT1H3M53S</meta:editing-duration>
    <meta:initial-creator>Piranna </meta:initial-creator>
    <dc:date>2012-02-05T01:22:04</dc:date>
    <dc:creator>Piranna 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Glossy.otp"/>
  </office:meta>
</office:document-meta>
</file>